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bb970"/>
    </style:style>
    <style:style style:name="P2" style:family="paragraph" style:parent-style-name="Standard">
      <style:text-properties style:font-name="Times New Roman" officeooo:rsid="000bb970" officeooo:paragraph-rsid="00139829"/>
    </style:style>
    <style:style style:name="P3" style:family="paragraph" style:parent-style-name="Standard">
      <style:text-properties style:font-name="Times New Roman" officeooo:paragraph-rsid="00139829"/>
    </style:style>
    <style:style style:name="P4" style:family="paragraph" style:parent-style-name="Preformatted_20_Text">
      <style:text-properties officeooo:rsid="000bb970" officeooo:paragraph-rsid="000bb970"/>
    </style:style>
    <style:style style:name="T1" style:family="text">
      <style:text-properties officeooo:rsid="000bb970"/>
    </style:style>
    <style:style style:name="T2" style:family="text">
      <style:text-properties officeooo:rsid="00139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opyright</text:span></text:p>
      <text:p text:style-name="P3"><text:span text:style-name="T1"><text:s/>&lt;footnote&gt;&lt;para&gt;Nota do tradutor: O texto orixinal da licenza atópase en http://creativecommons.org/licenses/by-sa/3.0/". Esta tradución engádese soamente a título informativo. </text:span></text:p>
      <text:p text:style-name="P3"><text:span text:style-name="T1">&lt;/para&gt;&lt;/footnote&gt; </text:span></text:p>
      <text:p text:style-name="P3"><text:span text:style-name="T1"/></text:p>
      <text:p text:style-name="P3"><text:span text:style-name="T1">Este traballo está publicado baixo unha licenza Creative Commons Recoñecemento-CompartirIgual 3.0. Para ver unha copia desta licenza visite http://creativecommons.org/licenses/by-sa/3.0/ ou envíe unha carta a Creative Commons, 559 Nathan Abbott Way, Stanford, California 94305, USA. Un resumo da licenza é fornecido debaixo, seguido do texto legal completo. Se desexar distribuír a parte ou a todo este traballo baixo diferentes termos legais, por favor contacte co autor, Karl Fogel </text:span></text:p>
      <text:p text:style-name="P3"><text:span text:style-name="T1">&amp;lt;kfogel@red-bean.com&amp;gt;. </text:span></text:p>
      <text:p text:style-name="P3"><text:span text:style-name="T1"/></text:p>
      <text:p text:style-name="P3"><text:span text:style-name="T1">-*- -*- -*- -*- -*- -*- -*- -*- -*- -*- -*- -*- -*- -*- -*- -*- -*- -*- -*- </text:span></text:p>
      <text:p text:style-name="P3"><text:span text:style-name="T1"/></text:p>
      <text:p text:style-name="P3"><text:span text:style-name="T1">Vostede é libre de: </text:span></text:p>
      <text:p text:style-name="P3"><text:span text:style-name="T1"/></text:p>
      <text:p text:style-name="P3"><text:span text:style-name="T1"><text:s text:c="4"/>* copiar, distribuír e comunicar publicamente a obra </text:span></text:p>
      <text:p text:style-name="P3"><text:span text:style-name="T1"><text:s text:c="4"/>* facer obras derivadas </text:span></text:p>
      <text:p text:style-name="P3"><text:span text:style-name="T1"/></text:p>
      <text:p text:style-name="P3"><text:span text:style-name="T1">Baixo ás condicións seguintes: </text:span></text:p>
      <text:p text:style-name="P3"><text:span text:style-name="T1"/></text:p>
      <text:p text:style-name="P3"><text:span text:style-name="T1"><text:s text:c="6"/>* Recoñecemento — Debe recoñecer os créditos da obra do xeito especificado polo autor ou polo licenciador (mais non de xeito que suxira que ten o seu apoio ou apoian o uso que fan da súa obra). </text:span></text:p>
      <text:p text:style-name="P3"><text:span text:style-name="T1"/></text:p>
      <text:p text:style-name="P3"><text:span text:style-name="T1"><text:s text:c="6"/>* Compartir baixo a mesma licenza. — Se transformar ou modificar esta obra para crear unha obra derivada, só pode distribuír a obra resultante baixo a mesma licenza, unha similar ou unha compatíbel. </text:span></text:p>
      <text:p text:style-name="P3"><text:span text:style-name="T1"/></text:p>
      <text:p text:style-name="P3"><text:span text:style-name="T1"><text:s text:c="6"/>* Ao reutilizar ou distribuír a obra, ten que deixar ben claro os termos da licenza desta obra. O mellor xeito de facer isto é incluír unha ligazón a esta páxina web </text:span></text:p>
      <text:p text:style-name="P3"><text:span text:style-name="T1"><text:s text:c="6"/>* Calquera das condicións anteriores pode ser alterada se vostede obtiver permiso do posuidor do copyright </text:span></text:p>
      <text:p text:style-name="P3"><text:span text:style-name="T1"><text:s text:c="7"/>* Nada nesta licenza restrinxe ou dana os dereitos morais do autor. </text:span></text:p>
      <text:p text:style-name="P3"><text:span text:style-name="T1"/></text:p>
      <text:p text:style-name="P3"><text:span text:style-name="T1">-*- -*- -*- -*- -*- -*- -*- -*- -*- -*- -*- -*- -*- -*- -*- -*- -*- -*- -*- </text:span></text:p>
      <text:p text:style-name="P3"><text:span text:style-name="T1"/></text:p>
      <text:p text:style-name="P3"><text:span text:style-name="T1">Recoñecemento-CompartirIgual 3.0 España </text:span></text:p>
      <text:p text:style-name="P3"><text:span text:style-name="T1"/></text:p>
      <text:p text:style-name="P3"><text:span text:style-name="T1"><text:s text:c="4"/>CREATIVE COMMONS CORPORATION NON É UN GABINETE DE AVOGADOS E NON PROPORCIONA SERVIZOS XURÍDICOS. A DISTRIBUCIÓN DESTA LICENZA NON CREA UNHA RELACIÓN AVOGADO-CLIENTE. CREATIVE COMMONS PROPORCIONA ESTA INFORMACIÓN SEN MUDANZAS (ON AN "AS-IS" BASIS). CREATIVE COMMONS NON CONFIRE NINGUNHA GARANTÍA A RESPECTO DA INFORMACIÓN PROPORCIONADA, NIN ASUME NINGUNHA RESPONSABILIDADE POR DANOS PRODUCIDOS COMO CONSECUENCIA DO SEU USO. </text:span></text:p>
      <text:p text:style-name="P3"><text:span text:style-name="T1"/></text:p>
      <text:p text:style-name="P3"><text:span text:style-name="T1">Licenza </text:span></text:p>
      <text:p text:style-name="P3"><text:span text:style-name="T1"/></text:p>
      <text:p text:style-name="P3"><text:span text:style-name="T1">A OBRA OU A PRESTACIÓN (SEGUNDO SE DEFINE MÁIS ADIANTE) PROPORCIONASE </text:span><text:soft-page-break/><text:span text:style-name="T1">BAIXO OS TERMOS DESTA LICENZA PÚBLICA DE CREATIVE COMMONS (CCPL OU LICENZA). A OBRA OU A PRESTACIÓN ESTÁ PROTEXIDA POLA LEI ESPAÑOLA DE PROPIEDADE INTELECTUAL E/OU CALQUERA OUTRA NORMA QUE FOR APLICABLE. ESTÁ PROHIBIDO CALQUERA USO DA OBRA OU PRESTACIÓN DIFERENTE AO AUTORIZADO POR ESTA LICENZA OU AO DISPOSTO NA LEI DE PROPIEDADE INTELECTUAL. </text:span></text:p>
      <text:p text:style-name="P3"><text:span text:style-name="T1"/></text:p>
      <text:p text:style-name="P3"><text:span text:style-name="T1">POR MEDIO DO EXERCICIO DE CALQUERA DEREITO SOBRE A OBRA OU A PRESTACIÓN, VOSTEDE ACEPTA E CONSENTE AS LIMITACIÓNS E OBRIGAS DESTA LICENZA, SEN PREXUÍZO DA NECESIDADE DE CONSENTIMENTO EXPRESO EN CASO DE VIOLACIÓN PREVIA DOS SEUS TERMOS. O LICENCIADOR CÉDELLE OS DEREITOS CONTIDOS NESTA LICENZA, SEMPRE QUE VOSTEDE ACEPTAR AS PRESENTES CLÁUSULAS. </text:span></text:p>
      <text:p text:style-name="P3"><text:span text:style-name="T1"/></text:p>
      <text:p text:style-name="P3"><text:span text:style-name="T1">1. Definicións </text:span></text:p>
      <text:p text:style-name="P3"><text:span text:style-name="T1"/></text:p>
      <text:p text:style-name="P3"><text:span text:style-name="T1"><text:s text:c="3"/>1. A obra é a creación literaria, artística ou científica ofrecida nos termos desta licenza. </text:span></text:p>
      <text:p text:style-name="P3"><text:span text:style-name="T1"><text:s text:c="3"/>2. Nesta licenza considérase unha prestación calquera interpretación, execución, fonograma, gravación audiovisual, emisión ou transmisión, simple fotografía ou outros obxectos protexidos pola lexislación de propiedade intelectual vixente aplicábel. </text:span></text:p>
      <text:p text:style-name="P3"><text:span text:style-name="T1"><text:s text:c="3"/>3. A aplicación desta licenza a unha colección (definida máis adiante) afectaralle unicamente á súa estrutura en canto forma de expresión da selección ou disposición dos seus contidos, mais non é extensiva a estes. Neste caso a colección terá a consideración de obra para os efectos desta licenza. </text:span></text:p>
      <text:p text:style-name="P3"><text:span text:style-name="T1"><text:s text:c="3"/>4. O titular orixinario é: </text:span></text:p>
      <text:p text:style-name="P3"><text:span text:style-name="T1"><text:s text:c="9"/>1. No caso dunha obra literaria, artística ou científica, a persoa natural ou grupo de persoas que creou a obra. </text:span></text:p>
      <text:p text:style-name="P3"><text:span text:style-name="T1"><text:s text:c="9"/>2. No caso dunha obra colectiva, a persoa que a editar e divulgar baixo o seu nome, salvo pacto contrario. </text:span></text:p>
      <text:p text:style-name="P3"><text:span text:style-name="T1"><text:s text:c="9"/>3. No caso dunha interpretación ou execución, o actor, cantante, músico, ou calquera outra persoa que representar, cantar, ler, recitar, interpretar ou executar de calquera forma unha obra. </text:span></text:p>
      <text:p text:style-name="P3"><text:span text:style-name="T1"><text:s text:c="9"/>4. No caso dun fonograma, o produtor fonográfico, é dicir, a persoa natural ou xurídica baixo a iniciativa e responsabilidade da cal se realiza por primeira vez unha fixación exclusivamente sonora da execución dunha obra ou doutros sons. </text:span></text:p>
      <text:p text:style-name="P3"><text:span text:style-name="T1"><text:s text:c="9"/>5. No caso dunha gravación audiovisual, o produtor da gravación, é dicir, a persoa natural ou xurídica que teña a iniciativa e asuma a responsabilidade das fixacións dun plano ou secuencia de imaxes, con ou sen son. </text:span></text:p>
      <text:p text:style-name="P3"><text:span text:style-name="T1"><text:s text:c="9"/>6. No caso dunha emisión ou dunha transmisión, a entidade de radiodifusión. </text:span></text:p>
      <text:p text:style-name="P3"><text:span text:style-name="T1"><text:s text:c="9"/>7. No caso dunha simple fotografía, aquela persoa que a realizou. </text:span></text:p>
      <text:p text:style-name="P3"><text:span text:style-name="T1"><text:s text:c="9"/>8. No caso doutros obxectos protexidos pola lexislación de propiedade intelectual vixente, a persoa que esta indicar. </text:span></text:p>
      <text:p text:style-name="P3"><text:span text:style-name="T1"><text:s text:c="3"/>5. Consideraranse obras derivadas aquelas obras creadas a partir da licenciada, como por exemplo: as traducións e adaptacións; as revisións, actualizacións e anotacións; os compendios, resumos e extractos; os arranxos musicais e, en xeral, calquera transformación dunha obra literaria, artística ou científica. Para evitar a dúbida, se a obra consistir nunha composición musical ou gravación de sons, a sincronización temporal da obra cunha imaxe en movemento (synching) será considerada como unha obra derivada para os efectos desta licenza. </text:span></text:p>
      <text:p text:style-name="P3"><text:span text:style-name="T1"><text:s text:c="3"/>6. Terán a consideración de coleccións a compilación de obras alleas, de datos ou doutros elementos independentes como as antoloxías e as bases de datos que pola selección ou disposición dos seus contidos constitúan creacións intelectuais. A simple incorporación dunha obra nunha colección non dará lugar a unha derivada para os efectos desta licenza. </text:span></text:p>
      <text:p text:style-name="P3"><text:soft-page-break/><text:span text:style-name="T1"><text:s text:c="3"/>7. O licenciador é a persoa ou a entidade que ofrece a obra ou prestación nos termos desta licenza e lle concede os seus dereitos de explotación conforme o disposto nela. </text:span></text:p>
      <text:p text:style-name="P3"><text:span text:style-name="T1"><text:s text:c="3"/>8. Vostede é a persoa ou a entidade que exerce os dereitos concedidos mediante esta licenza e que non violou previamente os seus termos a respecto da obra ou da prestación, ou que recibiu o permiso expreso do licenciador para exercer os dereitos concedidos mediante esta licenza a pesar dunha violación anterior. </text:span></text:p>
      <text:p text:style-name="P3"><text:span text:style-name="T1"><text:s text:c="3"/>9. A transformación dunha obra comprende a súa tradución, adaptación e calquera outra modificación na súa forma da que se derive unha obra diferente. A creación resultante da transformación dunha obra terá a consideración de obra derivada. </text:span></text:p>
      <text:p text:style-name="P3"><text:span text:style-name="T1"><text:s text:c="2"/>10. Enténdese por reprodución a fixación directa ou indirecta, provisional ou permanente, por calquera medio e en calquera forma, de toda a obra ou a prestación ou de parte dela, que permitir a súa comunicación ou a obtención de copias. </text:span></text:p>
      <text:p text:style-name="P3"><text:span text:style-name="T1"><text:s text:c="2"/>11. Enténdese por distribución a posta a disposición do público do orixinal ou das copias da obra ou da prestación, nun soporte tanxible, mediante a súa venda, alugueiro, préstamo ou de calquera outra forma. </text:span></text:p>
      <text:p text:style-name="P3"><text:span text:style-name="T1"><text:s text:c="2"/>12. Enténdese por comunicación pública todo acto polo cal unha pluralidade de persoas, que non pertenceren ao ámbito doméstico de quen a levar a cabo, poida ter acceso á obra ou á prestación sen previa distribución de exemplares a cada unha delas. Considérase comunicación pública a posta a disposición do público de obras ou prestacións por procedementos con fíos ou sen fíos, de tal forma que calquera persoa poida acceder a elas desde o lugar e no momento que escoller. </text:span></text:p>
      <text:p text:style-name="P3"><text:span text:style-name="T1"><text:s text:c="2"/>13. A explotación da obra ou a prestación comprende a reprodución, a distribución, a comunicación pública e, no seu caso, a transformación. </text:span></text:p>
      <text:p text:style-name="P3"><text:span text:style-name="T1"><text:s text:c="2"/>14. Os elementos da licenza son as características principais da licenza segundo a selección efectuada polo licenciador e indicadas no título desta licenza: Recoñecemento, CompartirIgual. </text:span></text:p>
      <text:p text:style-name="P3"><text:span text:style-name="T1"><text:s text:c="2"/>15. Unha licenza equivalente é: </text:span></text:p>
      <text:p text:style-name="P3"><text:span text:style-name="T1"><text:s text:c="9"/>1. Unha versión posterior desta licenza de Creative Commons cos mesmos elementos de licenza. </text:span></text:p>
      <text:p text:style-name="P3"><text:span text:style-name="T1"><text:s text:c="9"/>2. A mesma versión ou unha versión posterior desta licenza de calquera outra xurisdición recoñecida por Creative Commons cos mesmos elementos da licenza (exemplo: Recoñecemento-CompartirIgual 3.0 Xapón). </text:span></text:p>
      <text:p text:style-name="P3"><text:span text:style-name="T1"><text:s text:c="9"/>3. A mesma versión ou unha versión posterior da licenza de Creative Commons non adaptada a ningunha xurisdición (Unported) cos mesmos elementos da licenza. </text:span></text:p>
      <text:p text:style-name="P3"><text:span text:style-name="T1"><text:s text:c="9"/>4. Unha das licenzas compatibles que aparece en http://creativecommons.org/compatiblelicenses e que foi aprobada por Creative Commons como esencialmente equivalente a esta licenza porque, como mínimo: </text:span></text:p>
      <text:p text:style-name="P3"><text:span text:style-name="T1"><text:s text:c="15"/>1. Contén termos co mesmo propósito, o mesmo significado e o mesmo efecto que os elementos desta licenza. </text:span></text:p>
      <text:p text:style-name="P3"><text:span text:style-name="T1"><text:s text:c="15"/>2. Permite explicitamente que as obras derivadas de obras suxeitas a ela poidan ser distribuídas mediante esta licenza, a licenza de Creative Commons non adaptada a ningunha xurisdición (Unported) ou unha licenza de calquera outra xurisdición recoñecida por Creative Commons, cos seus mesmos elementos de licenza. </text:span></text:p>
      <text:p text:style-name="P3"><text:span text:style-name="T1"/></text:p>
      <text:p text:style-name="P3"><text:span text:style-name="T1">2. Límites dos dereitos. Nada nesta licenza pretende reducir ou restrinxir calquera dos límites legais dos dereitos exclusivos do titular dos dereitos de propiedade intelectual de acordo coa Lei de Propiedade Intelectual ou calquera outra lei aplicábel, foren derivados de usos lexítimos, tales como a copia privada ou a cita, ou outras limitacións como o resultante da primeira venda de exemplares (esgotamento). </text:span></text:p>
      <text:p text:style-name="P3"><text:span text:style-name="T1"/></text:p>
      <text:p text:style-name="P3"><text:span text:style-name="T1">3. Concesión de licenza. Conforme os termos e ás condicións desta licenza, o licenciador concede, polo prazo de protección dos dereitos de propiedade intelectual e a título gratuíto, unha licenza de ámbito </text:span><text:soft-page-break/><text:span text:style-name="T1">mundial non exclusiva que inclúe os seguintes dereitos: </text:span></text:p>
      <text:p text:style-name="P3"><text:span text:style-name="T1"/></text:p>
      <text:p text:style-name="P3"><text:span text:style-name="T1"><text:s text:c="3"/>1. Dereito de reprodución, distribución e comunicación pública da obra ou da prestación. </text:span></text:p>
      <text:p text:style-name="P3"><text:span text:style-name="T1"><text:s text:c="3"/>2. Dereito a incorporar a obra ou a prestación nunha ou máis coleccións. </text:span></text:p>
      <text:p text:style-name="P3"><text:span text:style-name="T1"><text:s text:c="3"/>3. Dereito de reprodución, distribución e comunicación pública da obra ou da prestación licitamente incorporada nunha colección. </text:span></text:p>
      <text:p text:style-name="P3"><text:span text:style-name="T1"><text:s text:c="3"/>4. Dereito de transformación da obra para crear unha obra derivada sempre e cando se incluír nesta unha indicación da transformación ou modificación efectuada. </text:span></text:p>
      <text:p text:style-name="P3"><text:span text:style-name="T1"><text:s text:c="3"/>5. Dereito de reprodución, distribución e comunicación pública de obras derivadas creadas a partir da obra licenciada. </text:span></text:p>
      <text:p text:style-name="P3"><text:span text:style-name="T1"><text:s text:c="3"/>6. Dereito a extraer e reutilizar a obra ou a prestación dunha base de datos. </text:span></text:p>
      <text:p text:style-name="P3"><text:span text:style-name="T1"><text:s text:c="3"/>7. Para evitar calquera dúbida, o titular orixinario: </text:span></text:p>
      <text:p text:style-name="P3"><text:span text:style-name="T1"><text:s text:c="9"/>1. Conserva o dereito a percibir as remuneracións ou compensacións previstas por actos de explotación da obra ou prestación, cualificadas pola lei como irrenunciábeis e inalienábeis e suxeitas a xestión colectiva obrigatoria. </text:span></text:p>
      <text:p text:style-name="P3"><text:span text:style-name="T1"><text:s text:c="9"/>2. Renuncia ao dereito exclusivo a percibir, tanto individualmente como mediante unha entidade de xestión colectiva de dereitos, calquera remuneración derivada de actos de explotación da obra ou prestación que vostede realizar. </text:span></text:p>
      <text:p text:style-name="P3"><text:span text:style-name="T1"/></text:p>
      <text:p text:style-name="P3"><text:span text:style-name="T1">Estes dereitos pódense exercer en todos os medios e formatos, tanxíbeis ou intanxíbeis, coñecidos no momento da concesión desta licenza. Os dereitos mencionados inclúen o dereito a efectuar as modificacións que foren precisas tecnicamente para o exercicio dos dereitos noutros medios e formatos. Todos os dereitos non concedidos expresamente polo licenciador quedan reservados, incluíndo a título enunciativo mais non limitativo, os dereitos morais irrenunciábeis recoñecidos pola lei aplicábel. Na medida en que o licenciador tiver dereitos exclusivos previstos pola lei nacional vixente que implementa a directiva europea en materia de dereito sui generis sobre bases de datos, renuncia expresamente aos devanditos dereitos exclusivos. </text:span></text:p>
      <text:p text:style-name="P3"><text:span text:style-name="T1"/></text:p>
      <text:p text:style-name="P3"><text:span text:style-name="T1">4. Restricións. A concesión de dereitos que supón esta licenza atópase suxeita e limitada ás restricións seguintes: </text:span></text:p>
      <text:p text:style-name="P3"><text:span text:style-name="T1"/></text:p>
      <text:p text:style-name="P3"><text:span text:style-name="T1"><text:s text:c="3"/>1. Vostede pode reproducir, distribuír ou comunicar publicamente a obra ou prestación soamente baixo os termos desta licenza e debe incluír unha copia dela, ou o seu Identificador Uniforme de Recurso (URI). Vostede non pode ofrecer ou impoñer ningunha condición sobre a obra ou prestación que alterar ou restrinxir os termos desta licenza ou o exercicio dos seus dereitos por parte dos seus concesionarios. Vostede non pode sublicenciar a obra ou prestación. Vostede debe manter intactos todos os avisos que se referiren a esta licenza e á ausencia de garantías. Vostede non pode reproducir, distribuír ou comunicar publicamente a obra ou prestación con medidas tecnolóxicas que controlen o acceso ou o uso dun xeito contrario aos termos desta licenza. Esta sección 4.a tamén afecta á obra ou prestación incorporada nunha colección, mais iso non implica que esta no seu conxunto fique automaticamente ou deba ficar suxeita aos seus termos. No caso que lle for requirido, logo de comunicación do licenciador, se vostede incorporar a obra nunha colección e/ou crear unha obra derivada, deberá quitar calquera crédito requirido no apartado 4.c, na medida do posíbel. </text:span></text:p>
      <text:p text:style-name="P3"><text:span text:style-name="T1"><text:s text:c="3"/>2. Vostede pode distribuír ou comunicar publicamente unha obra derivada no sentido desta licenza soamente baixo os seus termos ou outra licenza equivalente. Se vostede empregar esta mesma licenza debe incluír unha copia ou ben o seu URI, con cada obra derivada que vostede distribuír ou comunicar publicamente. Vostede non pode ofrecer ou impoñer ningún termo respecto á obra derivada que altere ou restrinxa os termos desta licenza ou o exercicio dos seus dereitos por parte dos seus concesionarios. Vostede debe manter intactos todos os avisos que se referiren a esta licenza e á ausencia de garantías </text:span><text:soft-page-break/><text:span text:style-name="T1">cando distribuír ou comunicar publicamente a obra derivada. Vostede non pode ofrecer ou impoñer ningún termo a respecto das obras derivadas ou das súas transformacións que alteraren ou restrinxiren os termos desta licenza ou o exercicio dos seus dereitos por parte dos seus concesionarios. Vostede non pode reproducir, distribuír ou comunicar publicamente a obra derivada con medidas tecnolóxicas que controlaren o acceso ou o uso da obra dun xeito contrario aos termos desta licenza. Se empregar unha licenza equivalente debe cumprir cos requisitos que esta establecer cando distribuír ou comunicar publicamente a obra derivada. Todas estas condicións aplícanse a unha obra derivada en tanto que incorporada a unha colección, mais non implica que esta teña que estar suxeita aos termos desta licenza. </text:span></text:p>
      <text:p text:style-name="P3"><text:span text:style-name="T1"><text:s text:c="3"/>3. Se vostede reproducir, distribuír ou comunicar publicamente a obra ou a prestación, unha colección que a incorporar ou calquera obra derivada, debe manter intactos todos os avisos sobre a propiedade intelectual e indicar, de xeito razoábel conforme ao medio ou aos medios que vostede estiver a empregar: </text:span></text:p>
      <text:p text:style-name="P3"><text:span text:style-name="T1"><text:s text:c="9"/>1. O nome do autor orixinal, ou o pseudónimo se for o caso, así como o do titular orixinario, se lle for facilitado. </text:span></text:p>
      <text:p text:style-name="P3"><text:span text:style-name="T1"><text:s text:c="9"/>2. O nome daquelas partes (por exemplo: institución, publicación, revista) que o titular orixinario e/ou o licenciador designaren para ser recoñecido no aviso legal, as condicións de uso, ou de calquera outro xeito razoábel. </text:span></text:p>
      <text:p text:style-name="P3"><text:span text:style-name="T1"><text:s text:c="9"/>3. O título da obra ou da prestación se lle for facilitado. </text:span></text:p>
      <text:p text:style-name="P3"><text:span text:style-name="T1"><text:s text:c="9"/>4. O URI, se existir, que o licenciador especificar para ser vinculado á obra ou á prestación, a menos que tal URI non se referir ao aviso legal ou á información sobre a licenza da obra ou a prestación. </text:span></text:p>
      <text:p text:style-name="P3"><text:span text:style-name="T1"><text:s text:c="9"/>5. No caso dunha obra derivada, un aviso que identifique a transformación da obra na obra derivada (p. ex., "tradución galega da obra de Autor Orixinal, ou "guión baseado en obra orixinal de Autor Orixinal"). </text:span></text:p>
      <text:p text:style-name="P3"><text:span text:style-name="T1"><text:s text:c="6"/>Este recoñecemento debe facerse de xeito razoábel. No caso dunha obra derivada ou incorporación nunha colección estes créditos deberán aparecer como mínimo no mesmo lugar onde se acharen os correspondentes a outros autores ou titulares e de forma comparábel a estes. Para evitar a dúbida, os créditos requiridos nesta sección só serán empregados para os efectos de atribución da obra ou a prestación no xeito especificado anteriormente. Sen un permiso previo por escrito, vostede non pode afirmar nin dar a entender implicitamente nin explicitamente ningunha conexión, patrocinio ou aprobación por parte do titular orixinario, o licenciador e/ou as partes recoñecidas cara a vostede ou cara ao uso que fai da obra ou a prestación. </text:span></text:p>
      <text:p text:style-name="P3"><text:span text:style-name="T1"><text:s text:c="3"/>4. Para evitar calquera dúbida, debe facerse notar que as restricións anteriores (parágrafos 4.a, 4.b e 4.c) non son de aplicación a aquelas partes da obra ou á prestación obxecto desta licenza que unicamente poidan ser protexidas mediante o dereito sui generis sobre bases de datos recollido pola lei nacional vixente que traspoña a directiva europea de bases de datos. </text:span></text:p>
      <text:p text:style-name="P3"><text:span text:style-name="T1"/></text:p>
      <text:p text:style-name="P3"><text:span text:style-name="T1">5. Exención de responsabilidade </text:span></text:p>
      <text:p text:style-name="P3"><text:span text:style-name="T1"/></text:p>
      <text:p text:style-name="P3"><text:span text:style-name="T1">SALVO QUE FOR ACORDADO MUTUAMENTE DOUTRO XEITO POLAS PARTES, O LICENCIADOR OFRECE A OBRA OU A PRESTACIÓN SEN MODIFICACIÓNS (ON AN "AS-IS" BASIS) E NON CONFIRE NINGUNHA GARANTÍA DE NINGÚN TIPO A RESPECTO DA OBRA OU DA PRESTACIÓN OU DA PRESENZA OU AUSENCIA DE ERROS QUE PUIDEREN OU NON SER DESCUBERTOS. ALGUNHAS XURISDICIÓNS NON PERMITEN A EXCLUSIÓN DAS DEVANDITAS GARANTÍAS, POLO QUE TAL EXCLUSIÓN PODE NON SERLLE DE APLICACIÓN A VOSTEDE. </text:span></text:p>
      <text:p text:style-name="P3"><text:span text:style-name="T1"/></text:p>
      <text:p text:style-name="P3"><text:span text:style-name="T1">6. Limitación de responsabilidade. SALVO QUE O DISPUXER EXPRESA E IMPERATIVAMENTE </text:span><text:soft-page-break/><text:span text:style-name="T1">A LEI APLICÁBEL, EN NINGÚN CASO O LICENCIADOR SERÁ RESPONSÁBEL ANTE VOSTEDE POR CALQUERA DANO RESULTANTE, XERAL OU ESPECIAL (INCLUÍDO O DANO EMERXENTE E O LUCRO CESANTE), FORTUÍTO OU CAUSAL, DIRECTO OU INDIRECTOS PRODUCIDO EN CONEXIÓN CON ESTA LICENZA OU O USO DA OBRA OU A PRESTACIÓN, MESMO SE O LICENCIADOR FOR INFORMADO DA POSIBILIDADE DE TALES DANOS. </text:span></text:p>
      <text:p text:style-name="P3"><text:span text:style-name="T1"/></text:p>
      <text:p text:style-name="P3"><text:span text:style-name="T1">7. Finalización da licenza </text:span></text:p>
      <text:p text:style-name="P3"><text:span text:style-name="T1"/></text:p>
      <text:p text:style-name="P3"><text:span text:style-name="T1"><text:s text:c="3"/>1. Esta licenza e a concesión dos dereitos que contén rematarán automaticamente en caso de calquera incumprimento dos seus termos. As persoas ou entidades que recibiran de vostede obras derivadas ou coleccións baixo esta licenza, non obstante, non verán as súas licenzas finalizadas, sempre que tales persoas ou entidades se mantiveren no cumprimento íntegro desta licenza. As seccións 1, 2, 5, 6, 7 e 8 permanecerán vixentes malia calquera finalización desta licenza. </text:span></text:p>
      <text:p text:style-name="P3"><text:span text:style-name="T1"><text:s text:c="3"/>2. De conformidade coas condicións e termos anteriores, a concesión de dereitos desta licenza é vixente por todo o prazo de protección dos dereitos de propiedade intelectual segundo a lei aplicábel. Sen prexuízo do anterior, o licenciador resérvase o dereito a divulgar ou publicar a obra ou a prestación en condicións distintas ás presentes, ou de retirar a obra ou a prestación en calquera momento. Non obstante, iso non suporá dar por concluída esta licenza (ou calquera outra licenza que fose concedida, ou sexa necesario ser concedida, baixo os termos desta licenza), que continuará vixente e con efectos completos a non ser que finalizara consonte o establecido anteriormente, sen prexuízo do dereito moral de arrepentimento nos termos recoñecidos pola Lei de Propiedade Intelectual aplicábel. </text:span></text:p>
      <text:p text:style-name="P3"><text:span text:style-name="T1"/></text:p>
      <text:p text:style-name="P3"><text:span text:style-name="T1">8. Miscelánea </text:span></text:p>
      <text:p text:style-name="P3"><text:span text:style-name="T1"/></text:p>
      <text:p text:style-name="P3"><text:span text:style-name="T1"><text:s text:c="3"/>1. Cada vez que vostede realice calquera tipo de explotación da obra ou a prestación, ou dunha colección que a incorpore, o licenciador ofrece aos terceiros e sucesivos licenciatarios a concesión de dereitos sobre a obra ou a prestación nas mesmas condicións e termos que a licenza concedida a vostede. </text:span></text:p>
      <text:p text:style-name="P3"><text:span text:style-name="T1"><text:s text:c="3"/>2. Cada vez que vostede realizar calquera tipo de explotación dunha obra derivada, o licenciador ofreceralle aos terceiros e sucesivos licenciatarios a concesión de dereitos sobre a obra obxecto desta licenza nas mesmas condicións e termos que a licenza concedida a vostede. </text:span></text:p>
      <text:p text:style-name="P3"><text:span text:style-name="T1"><text:s text:c="3"/>3. Se algunha disposición desta licenza resultar inválida ou inaplicábel segundo a Lei vixente, iso non afectará a validez ou aplicabilidade do resto das cláusulas desta licenza e, sen ningunha acción adicional por calquera das partes deste acordo, tal disposición entenderase reformada no estritamente necesario para facer que tal disposición sexa válida e executiva. </text:span></text:p>
      <text:p text:style-name="P3"><text:span text:style-name="T1"><text:s text:c="3"/>4. Non se entenderá que existe renuncia a respecto de ningún termo ou disposición desta licenza, nin que se consente ningunha violación desta, a menos que tal renuncia ou consentimento figurar por escrito e levar a sinatura da parte que renunciar ou consentir. </text:span></text:p>
      <text:p text:style-name="P3"><text:span text:style-name="T1"><text:s text:c="3"/>5. Esta licenza constitúe o acordo pleno entre as partes a respecto da obra ou da prestación obxecto da licenza. Non caben interpretacións, acordos ou condicións con respecto á obra ou a prestación que non se atopen expresamente especificados na presente licenza. O licenciador non estará obrigado por ningunha disposición complementaria que poida aparecer en calquera comunicación que faga chegar vostede. Esta licenza non se pode modificar sen o mutuo acordo por escrito entre o licenciador e vostede. </text:span></text:p>
      <text:p text:style-name="P3"><text:span text:style-name="T1"><text:s/></text:span></text:p>
      <text:p text:style-name="P3"><text:span text:style-name="T1"><text:s text:c="4"/>Aviso de Creative Commons </text:span></text:p>
      <text:p text:style-name="P3"><text:span text:style-name="T1"/></text:p>
      <text:p text:style-name="P3"><text:span text:style-name="T1"><text:s text:c="4"/>Creative Commons non é parte desta licenza, e non ofrece ningunha garantía en relación coa obra ou </text:span><text:soft-page-break/><text:span text:style-name="T1">a prestación. Creative Commons non será responsábel fronte a vostede ou calquera parte, por calquera danos resultantes, incluíndo, mais non limitando danos xerais ou especiais (incluído o dano emerxente e o lucro cesante), fortuítos ou causais, en conexión con esta licenza. Sen prexuízo das dúas (2) oracións anteriores, se Creative Commons se identificou expresamente como o licenciador, terá todos os dereitos e obrigas do licenciador. </text:span></text:p>
      <text:p text:style-name="P3"><text:span text:style-name="T1"/></text:p>
      <text:p text:style-name="P3"><text:span text:style-name="T1"><text:s text:c="4"/>Excepto para o propósito limitado de indicar ao público que a obra ou a prestación está licenciada baixo a CCPL, ningunha parte empregará a marca rexistrada "Creative Commons" ou calquera marca rexistrada ou insignia relacionada con "Creative Commons" sen o seu consentimento por escrito. Calquera uso permitido farase de conformidade coas pautas vixentes en cada momento sobre o uso da marca rexistrada por "Creative Commons", en tanto que sexan publicadas no seu sitio web (website) ou sexan proporcionadas por pedimento previo. Para evitar calquera dúbida, estas restricións no uso da marca non forman parte desta licenza. </text:span></text:p>
      <text:p text:style-name="P3"><text:span text:style-name="T1"/></text:p>
      <text:p text:style-name="P3"><text:span text:style-name="T1"><text:s text:c="4"/>Pode contactar con Creative Commons en: http://creativecommons.org/.</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44:05</dc:date>
    <dc:creator>Andrés Maneiro</dc:creator>
    <meta:editing-duration>PT00H01M54S</meta:editing-duration>
    <meta:editing-cycles>2</meta:editing-cycles>
    <meta:document-statistic meta:table-count="0" meta:image-count="0" meta:object-count="0" meta:page-count="7" meta:paragraph-count="91" meta:word-count="3311" meta:character-count="21766"/>
  </office:meta>
</office:document-meta>
</file>